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0a5803"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a5803" officeooo:paragraph-rsid="0029db42" style:font-size-asian="12pt" style:font-size-complex="12pt"/>
    </style:style>
    <style:style style:name="P6"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7" style:family="paragraph" style:parent-style-name="Text_20_body">
      <style:paragraph-properties fo:line-height="150%" fo:text-align="justify" style:justify-single-word="false"/>
      <style:text-properties style:font-name="Arial" fo:font-size="12pt" fo:font-weight="normal" officeooo:rsid="008f7039" officeooo:paragraph-rsid="0029db42" style:font-size-asian="12pt" style:font-weight-asian="normal" style:font-size-complex="12pt" style:font-weight-complex="normal"/>
    </style:style>
    <style:style style:name="P8" style:family="paragraph" style:parent-style-name="Text_20_body">
      <style:paragraph-properties fo:line-height="150%" fo:text-align="justify" style:justify-single-word="false"/>
      <style:text-properties style:font-name="Arial" fo:font-size="12pt" fo:font-weight="normal" officeooo:rsid="008f7039" officeooo:paragraph-rsid="002cacdc" style:font-size-asian="12pt" style:font-weight-asian="normal" style:font-size-complex="12pt" style:font-weight-complex="normal"/>
    </style:style>
    <style:style style:name="P9" style:family="paragraph" style:parent-style-name="Text_20_body">
      <style:paragraph-properties fo:line-height="150%" fo:text-align="justify" style:justify-single-word="false"/>
      <style:text-properties style:font-name="Arial" fo:font-size="12pt" fo:font-weight="normal" officeooo:rsid="008f7039" officeooo:paragraph-rsid="00306cd1" style:font-size-asian="12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style:font-name="Arial" fo:font-size="12pt" fo:font-weight="normal" officeooo:rsid="00306cd1" officeooo:paragraph-rsid="00306cd1" style:font-size-asian="12pt" style:font-weight-asian="normal" style:font-size-complex="12pt" style:font-weight-complex="normal"/>
    </style:style>
    <style:style style:name="P11" style:family="paragraph" style:parent-style-name="Heading_20_1">
      <style:paragraph-properties fo:line-height="150%" fo:text-align="justify" style:justify-single-word="false"/>
      <style:text-properties officeooo:rsid="008f7039" officeooo:paragraph-rsid="0029db42"/>
    </style:style>
    <style:style style:name="P12"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officeooo:rsid="0029db42"/>
    </style:style>
    <style:style style:name="T3" style:family="text">
      <style:text-properties officeooo:rsid="008d05e3"/>
    </style:style>
    <style:style style:name="T4" style:family="text">
      <style:text-properties officeooo:rsid="000c24b8"/>
    </style:style>
    <style:style style:name="T5" style:family="text">
      <style:text-properties officeooo:rsid="002a4978"/>
    </style:style>
    <style:style style:name="T6" style:family="text">
      <style:text-properties officeooo:rsid="005b5e4d"/>
    </style:style>
    <style:style style:name="T7" style:family="text">
      <style:text-properties officeooo:rsid="004e6d1a"/>
    </style:style>
    <style:style style:name="T8" style:family="text">
      <style:text-properties style:font-name="Arial" fo:font-size="12pt" officeooo:rsid="00228a4d" style:font-size-asian="12pt" style:font-size-complex="12pt"/>
    </style:style>
    <style:style style:name="T9" style:family="text">
      <style:text-properties style:font-name="Arial" fo:font-size="12pt" officeooo:rsid="000c24b8" style:font-size-asian="12pt" style:font-size-complex="12pt"/>
    </style:style>
    <style:style style:name="T10" style:family="text">
      <style:text-properties style:font-name="Arial" fo:font-size="12pt" officeooo:rsid="001fe16f" style:font-size-asian="12pt" style:font-size-complex="12pt"/>
    </style:style>
    <style:style style:name="T11" style:family="text">
      <style:text-properties style:font-name="Arial" fo:font-size="12pt" officeooo:rsid="001e8113" style:font-size-asian="12pt" style:font-size-complex="12pt"/>
    </style:style>
    <style:style style:name="T12" style:family="text">
      <style:text-properties style:font-name="Arial" fo:font-size="12pt" officeooo:rsid="00279e65" style:font-size-asian="12pt" style:font-size-complex="12pt"/>
    </style:style>
    <style:style style:name="T13" style:family="text">
      <style:text-properties style:font-name="Arial" fo:font-size="12pt" officeooo:rsid="005ce90c" style:font-size-asian="12pt" style:font-size-complex="12pt"/>
    </style:style>
    <style:style style:name="T14" style:family="text">
      <style:text-properties style:font-name="Arial" fo:font-size="12pt" officeooo:rsid="005eb991" style:font-size-asian="12pt" style:font-size-complex="12pt"/>
    </style:style>
    <style:style style:name="T15" style:family="text">
      <style:text-properties style:font-name="Arial" fo:font-size="12pt" officeooo:rsid="00177cbd" style:font-size-asian="12pt" style:font-size-complex="12pt"/>
    </style:style>
    <style:style style:name="T16" style:family="text">
      <style:text-properties officeooo:rsid="008b3675"/>
    </style:style>
    <style:style style:name="T17" style:family="text">
      <style:text-properties officeooo:rsid="002bc99f"/>
    </style:style>
    <style:style style:name="T18" style:family="text">
      <style:text-properties officeooo:rsid="002cacdc"/>
    </style:style>
    <style:style style:name="T19" style:family="text">
      <style:text-properties officeooo:rsid="002e902b"/>
    </style:style>
    <style:style style:name="T20" style:family="text">
      <style:text-properties officeooo:rsid="00306cd1"/>
    </style:style>
    <style:style style:name="T21" style:family="text">
      <style:text-properties officeooo:rsid="00325e1a"/>
    </style:style>
    <style:style style:name="T22" style:family="text">
      <style:text-properties officeooo:rsid="00326a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n)Geschickt!?</text:h>
      <text:p text:style-name="P7">Vorweg: <text:span text:style-name="T21">D</text:span>ies war ein Text mit dem ich <text:span text:style-name="T17">mir sehr schwer tat </text:span><text:span text:style-name="T18">und </text:span><text:span text:style-name="T21">was sich </text:span><text:span text:style-name="T18">auch nach wie vor </text:span><text:span text:style-name="T21">in meinen </text:span><text:span text:style-name="T18">Gedankengängen und Begriffen aus dem Werk </text:span><text:span text:style-name="T21">wiederfindet</text:span>. <text:span text:style-name="T17">Es dauerte eine Weile,</text:span> bis <text:span text:style-name="T18">ich mich </text:span>auf <text:span text:style-name="T17">die Art und Weise wie </text:span>Heidegger <text:span text:style-name="T17">seine Gedanken mitteilt </text:span>eingelassen ha<text:span text:style-name="T21">b</text:span>e. <text:span text:style-name="T18">Aus diesem Problem heraus wird dieser Text </text:span><text:span text:style-name="T17">mehr eine persönliche Replik auf </text:span><text:span text:style-name="T18">die Rezeption </text:span><text:span text:style-name="T21">dse Textes </text:span><text:span text:style-name="T18">selber sein und wie sich seine Bedeutung für mich entwickelte, </text:span><text:span text:style-name="T17">als ein sachliches Eingehen auf </text:span><text:span text:style-name="T18">die </text:span><text:span text:style-name="T17">Ideen von Heidegger</text:span><text:span text:style-name="T18">.</text:span></text:p>
      <text:p text:style-name="P8"><text:span text:style-name="T18">Heidegger nutzt Sprache sehr unkonventionel. Er führt neue Begriffe ein oder verwendet bekannte Begriffe in einem neuen </text:span><text:span text:style-name="T21">oder veränderten </text:span><text:span text:style-name="T18">Kontext und lockert </text:span><text:span text:style-name="T21">bzw. </text:span><text:span text:style-name="T18">bricht damit diese auf. Dies ermöglicht das neu</text:span><text:span text:style-name="T21">-d</text:span><text:span text:style-name="T18">enken von Zusammenhängen und festgefahrene Strukturen der Sprache und Konzepten. Zusammen mit dem stetigen Wiederholen bestimmter Aussagen wird </text:span><text:span text:style-name="T21">dies </text:span><text:span text:style-name="T18">einem sogar regelrecht aufgezwungen. </text:span><text:span text:style-name="T19">Genau dieser Zwang fordert einen erheblichen zeitlichen </text:span><text:span text:style-name="T21">und</text:span><text:span text:style-name="T19"> denkerischen Aufwand ein, was dazu führt, dass </text:span><text:span text:style-name="T21">seine</text:span><text:span text:style-name="T19"> Ideen im Kopf bleiben und wirken, und zwar aus unterschiedlichsten Perspektiven heraus. </text:span></text:p>
      <text:p text:style-name="P10">Dies hat aber auch einige Kehrseiten: der Text hat „weh“ getan, er war anstrengend und hat es bis jetzt noch nicht geschafft, ein klares Bild <text:span text:style-name="T21">in meinem Kopf </text:span>zu <text:span text:style-name="T21">entwickeln</text:span>, oder ein sicheres Gefühl <text:span text:style-name="T21">dazu</text:span>. Heideggers Gedanken sind oftmals nicht eindeutig <text:span text:style-name="T21">oder </text:span>verständlich, da sprachlich sehr eigen. Man muss sich in seine Sprachwelt hineinversetzen, <text:span text:style-name="T21">das </text:span>einem das <text:span text:style-name="T21">I</text:span>nterpretieren sehr schwer macht <text:span text:style-name="T21">- </text:span>und dadurch auch die Kritik. Vieles findet auf einer sehr abstrakten Ebene statt was eine intensivere Beschäftigung mit den Begriffen und der Denkweise von Heidegger selber benötigt. </text:p>
      <text:p text:style-name="P9"><text:span text:style-name="T20">Heidegger führt einem in eine neue Welt, und das an sich ist schon interessant. Besonders der Begriff des Wesens, einer zentralen Idee im Existenzialismus, bietet kontroversielle Betrachtungen. Wer deutet darüber? Gibt es „das Wesen“? Warum braucht es etwas </text:span><text:span text:style-name="T21">O</text:span><text:span text:style-name="T20">bjektives, Wesentliches? Was sagen uns diese Versuche einer absoluten Zuschreibung von Wirklichkeit über uns als Menschen? </text:span>Sagt <text:span text:style-name="T20">dies </text:span>nicht oftmals mehr über das Subjekt als über das Objekt <text:span text:style-name="T20">aus</text:span>? <text:span text:style-name="T20">Doch nichts desto trotz: die objektive Wirklichkeit scheint es da draußen für uns alle zu geben, und wieviel davon wir wahrnehmen und </text:span><text:soft-page-break/><text:span text:style-name="T20">verstehen können ist eine Frage die man sich stetig stellen soll und muss.</text:span></text:p>
      <text:p text:style-name="P7">So stehen nach Heidegger viele Fragen im Raum, etwas das ihm sehr wichtig war. Wichtiger als leicht zu lesen<text:span text:style-name="T20"> zu sein oder sich anzupassen</text:span>.</text:p>
      <text:h text:style-name="Heading_20_1" text:outline-level="1">Literaturverzeichnis</text:h>
      <text:p text:style-name="P6"><text:span text:style-name="T3">Heidegger</text:span>, <text:span text:style-name="T3">Martin</text:span>: <text:span text:style-name="T3">Die Technik und die Kehre</text:span>, <text:span text:style-name="T16">19</text:span><text:span text:style-name="T3">62</text:span><text:span text:style-name="T16">. </text:span><text:span text:style-name="T3">Verlag Günther Neske Pfullingen</text:span></text:p>
      <text:h text:style-name="Heading_20_1" text:outline-level="1">Details</text:h>
      <text:p text:style-name="P3"><text:span text:style-name="T8">Autor: </text:span><text:span text:style-name="T9">Stefan Kasberger, </text:span><text:span text:style-name="T10">Matr</text:span><text:span text:style-name="T8">ikelnummer</text:span><text:span text:style-name="T9"> </text:span><text:span text:style-name="T11">#1011416, </text:span><text:a xlink:type="simple" xlink:href="mailto:stefan.kasberger@edu.uni-graz.at"><text:span text:style-name="T11">stefan.kasberger@edu.uni-graz.at</text:span></text:a><text:span text:style-name="T11"> <text:s text:c="2"/></text:span></text:p>
      <text:p text:style-name="P4"><text:span text:style-name="T1">Datum: </text:span><text:span text:style-name="T2">5</text:span><text:span text:style-name="T5">. </text:span><text:span text:style-name="T2">Dezember 2013 </text:span><text:span text:style-name="T4">in </text:span><text:span text:style-name="T2">Graz</text:span></text:p>
      <text:p text:style-name="P5"><text:span text:style-name="T4">Aufgabe</text:span><text:span text:style-name="T1">nstellung</text:span><text:span text:style-name="T4">: <text:s/>Eine Seite </text:span><text:span text:style-name="T2">zu </text:span><text:span text:style-name="T7">„</text:span><text:span text:style-name="T6">Die </text:span><text:span text:style-name="T3">Technik und die Kehre</text:span><text:span text:style-name="T7">“ </text:span><text:span text:style-name="T6">von </text:span><text:span text:style-name="T3">Martin Heidegger.</text:span></text:p>
      <text:p text:style-name="P3"><text:span text:style-name="T12">GitHub: </text:span><text:a xlink:type="simple" xlink:href="https://github.com/skasberger/vo-einfuehrung-technikphilosophie"><text:span text:style-name="T13">https://github.com/skasberger/vo-einfuehrung-technikphilosophie</text:span></text:a></text:p>
      <text:p text:style-name="P3"><text:span text:style-name="T8">Web: </text:span><text:a xlink:type="simple" xlink:href="http://openscienceasap.org/"><text:span text:style-name="T14">openscienceasap.org</text:span></text:a><text:span text:style-name="T12"> </text:span></text:p>
      <text:p text:style-name="P3"><text:span text:style-name="T8">Lizenz: </text:span><text:a xlink:type="simple" xlink:href="https://creativecommons.org/licenses/by/3.0/at/"><text:span text:style-name="T15">Creative Commons CC by AT 3.0</text:span></text:a></text:p>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date style:data-style-name="N106" text:date-value="2013-12-03T18:42:49" text:fixed="true">2013</text:date></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3H30M22S</meta:editing-duration>
    <meta:editing-cycles>10</meta:editing-cycles>
    <meta:generator>LibreOffice/4.0.1.2$Linux_X86_64 LibreOffice_project/84102822e3d61eb989ddd325abf1ac077904985</meta:generator>
    <dc:title>Bericht</dc:title>
    <dc:date>2013-12-05T15:54:17</dc:date>
    <dc:creator>Stefan Kasberger</dc:creator>
    <meta:document-statistic meta:table-count="0" meta:image-count="1" meta:object-count="0" meta:page-count="2" meta:paragraph-count="20" meta:word-count="442" meta:character-count="3146" meta:non-whitespace-character-count="2622"/>
  </office:meta>
</office:document-meta>
</file>